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5ce" fo:min-height="2.798cm"/>
      <style:paragraph-properties style:writing-mode="lr-tb"/>
    </style:style>
    <style:style style:name="gr2" style:family="graphic" style:parent-style-name="objectwithoutfill">
      <style:graphic-properties svg:stroke-width="0.018cm" svg:stroke-color="#f10d0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468a1a" draw:marker-start-width="0.227cm" draw:marker-end="Arrow" draw:marker-end-width="0.102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c9211e" draw:marker-start-width="0.227cm" draw:marker-end="Arrow" draw:marker-end-width="0.102cm" draw:fill="solid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5ce" fo:min-height="3.0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margin-top="0.152cm" fo:margin-bottom="0cm"/>
    </style:style>
    <style:style style:name="P2" style:family="paragraph">
      <style:paragraph-properties fo:margin-left="0cm" fo:margin-right="0cm" fo:margin-top="0.152cm" fo:margin-bottom="0cm" fo:line-height="100%" fo:text-indent="0cm"/>
    </style:style>
    <style:style style:name="P3" style:family="paragraph">
      <loext:graphic-properties draw:fill="none" draw:fill-color="#fff5ce"/>
      <style:paragraph-properties fo:margin-top="0.152cm" fo:margin-bottom="0cm" style:writing-mode="lr-tb"/>
      <style:text-properties style:font-name="Menlo" fo:font-size="11pt" style:font-size-asian="11pt" style:font-size-complex="11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808080" style:text-outline="false" style:text-line-through-style="none" style:text-line-through-type="none" style:font-name="Menlo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style:text-outline="false" style:text-line-through-style="none" style:text-line-through-type="none" style:font-name="Menlo" fo:font-size="6pt" fo:font-style="normal" fo:text-shadow="none" style:text-underline-style="none" fo:font-weight="normal" style:letter-kerning="true" style:font-name-asian="PingFang SC" style:font-size-asian="6pt" style:font-style-asian="normal" style:font-weight-asian="normal" style:font-name-complex="Arial Unicode MS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enlo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Menlo" fo:font-size="8pt" fo:font-style="normal" fo:text-shadow="none" style:text-underline-style="none" style:letter-kerning="true" style:font-name-asian="PingFang SC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Menlo" fo:font-size="8pt" fo:font-style="normal" fo:text-shadow="none" style:text-underline-style="none" style:letter-kerning="true" style:font-name-asian="PingFang SC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Menlo" fo:font-size="8pt" fo:font-style="normal" fo:text-shadow="none" style:text-underline-style="none" style:letter-kerning="true" style:font-name-asian="PingFang SC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Menlo" fo:font-size="8pt" style:font-size-asian="8pt" style:font-size-complex="8pt"/>
    </style:style>
    <style:style style:name="T8" style:family="text">
      <style:text-properties fo:color="#808080" style:font-name="Menlo" fo:font-size="8pt" style:font-size-asian="8pt" style:font-size-complex="8pt"/>
    </style:style>
    <style:style style:name="T9" style:family="text">
      <style:text-properties fo:font-variant="normal" fo:text-transform="none" fo:color="#f10d0c" style:text-outline="false" style:text-line-through-style="none" style:text-line-through-type="none" style:font-name="Menlo" fo:font-size="6pt" fo:font-style="normal" fo:text-shadow="none" style:text-underline-style="none" fo:font-weight="normal" style:letter-kerning="true" style:font-name-asian="PingFang SC" style:font-size-asian="6pt" style:font-style-asian="normal" style:font-weight-asian="normal" style:font-name-complex="Arial Unicode MS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enlo" fo:font-size="8pt" fo:font-style="normal" fo:text-shadow="none" style:text-underline-style="none" fo:font-weight="bold" style:letter-kerning="true" style:font-name-asian="PingFang SC" style:font-size-asian="8pt" style:font-style-asian="normal" style:font-weight-asian="bold" style:font-name-complex="Arial Unicode MS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enlo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enlo" fo:font-size="8pt" fo:font-style="normal" fo:text-shadow="none" style:text-underline-style="none" fo:font-weight="bold" style:letter-kerning="true" style:font-name-asian="PingFang SC" style:font-size-asian="8pt" style:font-style-asian="normal" style:font-weight-asian="bold" style:font-name-complex="Arial Unicode MS" style:font-size-complex="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Menlo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6.477cm" svg:height="3.048cm" svg:x="0cm" svg:y="0cm">
          <draw:text-box>
            <text:p text:style-name="P1"><text:span text:style-name="T1"><text:s/></text:span><text:span text:style-name="T1">1: struct Root {</text:span></text:p>
            <text:p text:style-name="P1"><text:span text:style-name="T1"><text:s/></text:span><text:span text:style-name="T1">2: <text:s text:c="2"/>link: Pbox&lt;i32, P1&gt;</text:span></text:p>
            <text:p text:style-name="P2"><text:span text:style-name="T1"><text:s/></text:span><text:span text:style-name="T1">3: } <text:s text:c="19"/></text:span><text:span text:style-name="T2">Journal&lt;P1&gt;</text:span></text:p>
            <text:p text:style-name="P1"><text:span text:style-name="T1"><text:s/></text:span><text:span text:style-name="T1">4:</text:span><text:span text:style-name="T3"> </text:span><text:span text:style-name="T4">P1</text:span><text:span text:style-name="T5">::</text:span><text:span text:style-name="T6">transaction</text:span><text:span text:style-name="T5">(|j| {</text:span></text:p>
            <text:p text:style-name="P2"><text:span text:style-name="T1"><text:s/></text:span><text:span text:style-name="T1">5:</text:span><text:span text:style-name="T3"> <text:s text:c="3"/>root.link = </text:span><text:span text:style-name="T7">Pbox::new(0,j);</text:span></text:p>
            <text:p text:style-name="P1"><text:span text:style-name="T8"><text:s/></text:span><text:span text:style-name="T8">6:</text:span><text:span text:style-name="T7"> </text:span><text:span text:style-name="T3">});</text:span></text:p>
          </draw:text-box>
        </draw:frame>
        <draw:frame draw:style-name="gr1" draw:text-style-name="P3" draw:layer="layout" svg:width="7.112cm" svg:height="3.048cm" svg:x="6.604cm" svg:y="0cm">
          <draw:text-box>
            <text:p text:style-name="P1"><text:span text:style-name="T1"><text:s/></text:span><text:span text:style-name="T1">1: struct Root {</text:span></text:p>
            <text:p text:style-name="P1"><text:span text:style-name="T1"><text:s/></text:span><text:span text:style-name="T1">2: <text:s text:c="2"/>link: Pbox&lt;i32, P1&gt;</text:span></text:p>
            <text:p text:style-name="P1"><text:span text:style-name="T1"><text:s/></text:span><text:span text:style-name="T1">3: } <text:s text:c="19"/></text:span><text:span text:style-name="T9">Journal&lt;P2&gt;</text:span></text:p>
            <text:p text:style-name="P1"><text:span text:style-name="T1"><text:s/></text:span><text:span text:style-name="T1">4:</text:span><text:span text:style-name="T3"> </text:span><text:span text:style-name="T4">P2</text:span><text:span text:style-name="T5">::</text:span><text:span text:style-name="T6">transaction</text:span><text:span text:style-name="T5">(|j| {</text:span></text:p>
            <text:p text:style-name="P2"><text:span text:style-name="T1"><text:s/></text:span><text:span text:style-name="T1">5:</text:span><text:span text:style-name="T3"> <text:s text:c="3"/>root.link = Pbox::</text:span><text:span text:style-name="T7">new(0,j);</text:span></text:p>
            <text:p text:style-name="P2"><text:span text:style-name="T8"><text:s/></text:span><text:span text:style-name="T8">6:</text:span><text:span text:style-name="T7"> </text:span><text:span text:style-name="T3">}); <text:s text:c="14"/></text:span><text:span text:style-name="T9">expected P1, found P2</text:span></text:p>
          </draw:text-box>
        </draw:frame>
        <draw:polyline draw:style-name="gr2" draw:text-style-name="P4" draw:layer="layout" svg:width="0.26cm" svg:height="0.364cm" draw:transform="skewX (-0.0661479786505851) rotate (1.07128309487412) translate (11.9509780907807cm 2.5459898625952cm)" svg:viewBox="0 0 261 365" draw:points="0,0 145,0 58,122 203,122 117,243 261,243 175,365">
          <text:p/>
        </draw:polyline>
        <draw:polyline draw:style-name="gr3" draw:text-style-name="P4" draw:layer="layout" svg:width="0.253cm" svg:height="0.507cm" draw:transform="rotate (1.5707963267949) translate (3.852cm 1.53cm)" svg:viewBox="0 0 254 508" draw:points="0,0 254,0 254,508">
          <text:p/>
        </draw:polyline>
        <draw:polyline draw:style-name="gr4" draw:text-style-name="P4" draw:layer="layout" svg:width="0.253cm" svg:height="0.507cm" draw:transform="rotate (1.5707963267949) translate (10.54cm 1.509cm)" svg:viewBox="0 0 254 508" draw:points="0,0 254,0 254,508">
          <text:p/>
        </draw:polyline>
        <draw:frame draw:style-name="gr5" draw:text-style-name="P3" draw:layer="layout" svg:width="8.509cm" svg:height="3.321cm" svg:x="13.335cm" svg:y="0cm">
          <draw:text-box>
            <text:p text:style-name="P1"><text:span text:style-name="T1"><text:s/></text:span><text:span text:style-name="T1">1: </text:span><text:span text:style-name="T10">let</text:span><text:span text:style-name="T11"> b1 = &amp;root.link;</text:span></text:p>
            <text:p text:style-name="P2"><text:span text:style-name="T1"><text:s/></text:span><text:span text:style-name="T1">4:</text:span><text:span text:style-name="T3"> </text:span><text:span text:style-name="T12">let</text:span><text:span text:style-name="T3"> b2 = </text:span><text:span text:style-name="T13">Box</text:span><text:span text:style-name="T3">::new(&amp;root.link);</text:span></text:p>
            <text:p text:style-name="P1"><text:span text:style-name="T1"><text:s/></text:span><text:span text:style-name="T1">3:</text:span><text:span text:style-name="T3"> </text:span><text:span text:style-name="T4">P1</text:span><text:span text:style-name="T5">::</text:span><text:span text:style-name="T6">transaction</text:span><text:span text:style-name="T5">(|j| {</text:span></text:p>
            <text:p text:style-name="P2"><text:span text:style-name="T1"><text:s/></text:span><text:span text:style-name="T1">4:</text:span><text:span text:style-name="T3"> <text:s text:c="3"/></text:span><text:span text:style-name="T12">let</text:span><text:span text:style-name="T3"> b3 = &amp;root.link.pclone(j);</text:span></text:p>
            <text:p text:style-name="P2"><text:span text:style-name="T3"><text:s/></text:span><text:span text:style-name="T1">5:</text:span><text:span text:style-name="T3"> <text:s text:c="3"/></text:span><text:span text:style-name="T12">let</text:span><text:span text:style-name="T3"> b4 = </text:span><text:span text:style-name="T13">Box</text:span><text:span text:style-name="T3">::new(root.link.pclone(j));</text:span></text:p>
            <text:p text:style-name="P2"><text:span text:style-name="T8"><text:s/></text:span><text:span text:style-name="T8">6:</text:span><text:span text:style-name="T7"> </text:span><text:span text:style-name="T3">});</text:span></text:p>
          </draw:text-box>
        </draw:frame>
        <draw:frame draw:style-name="gr6" draw:text-style-name="P5" draw:layer="layout" svg:width="1.397cm" svg:height="0.962cm" svg:x="2.667cm" svg:y="2.794cm">
          <draw:text-box>
            <text:p><text:span text:style-name="T14">(a)</text:span></text:p>
          </draw:text-box>
        </draw:frame>
        <draw:frame draw:style-name="gr6" draw:text-style-name="P5" draw:layer="layout" svg:width="1.397cm" svg:height="0.962cm" svg:x="10.16cm" svg:y="2.794cm">
          <draw:text-box>
            <text:p><text:span text:style-name="T14">(b)</text:span></text:p>
          </draw:text-box>
        </draw:frame>
        <draw:frame draw:style-name="gr6" draw:text-style-name="P5" draw:layer="layout" svg:width="1.397cm" svg:height="0.962cm" svg:x="17.272cm" svg:y="2.794cm">
          <draw:text-box>
            <text:p><text:span text:style-name="T14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3.4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5T17:51:08.434766086</meta:creation-date>
    <dc:date>2020-05-25T18:27:44.374611860</dc:date>
    <meta:editing-duration>PT13M11S</meta:editing-duration>
    <meta:editing-cycles>4</meta:editing-cycles>
    <meta:generator>LibreOffice/6.4.1.2$MacOSX_X86_64 LibreOffice_project/4d224e95b98b138af42a64d84056446d09082932</meta:generator>
    <meta:document-statistic meta:object-count="9"/>
  </office:meta>
</office:document-meta>
</file>